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end" style:justify-single-word="false"/>
      <style:text-properties fo:language="en" fo:country="US"/>
    </style:style>
    <style:style style:name="P3" style:family="paragraph" style:parent-style-name="Standard" style:list-style-name="L4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P7" style:family="paragraph" style:parent-style-name="Standard" style:list-style-name="L3">
      <style:text-properties fo:language="en" fo:country="US"/>
    </style:style>
    <style:style style:name="P8" style:family="paragraph" style:parent-style-name="Standard">
      <style:paragraph-properties fo:break-before="page"/>
      <style:text-properties fo:language="en" fo:country="US"/>
    </style:style>
    <style:style style:name="P9" style:family="paragraph" style:parent-style-name="Heading_20_1">
      <style:text-properties fo:language="en" fo:country="US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8.07.2017</text:p>
      <text:p text:style-name="P1"/>
      <text:h text:style-name="P9" text:outline-level="1">What a Web-Developer does</text:h>
      <text:p text:style-name="P1"/>
      <text:p text:style-name="P1">Build and maintain websites</text:p>
      <text:p text:style-name="P1"><text:s/></text:p>
      <text:p text:style-name="P1"><text:span text:style-name="T1">For who is web-development suited?</text:span></text:p>
      <text:list xml:id="list2733346117346610170" text:style-name="L4">
        <text:list-item>
          <text:p text:style-name="P3">people who:</text:p>
        </text:list-item>
        <text:list-item>
          <text:p text:style-name="P3">enjoy building things</text:p>
        </text:list-item>
        <text:list-item>
          <text:p text:style-name="P3">can deal with learning a lot of vocabulary</text:p>
        </text:list-item>
        <text:list-item>
          <text:p text:style-name="P3">are able to communicate well</text:p>
        </text:list-item>
        <text:list-item>
          <text:p text:style-name="P3">learn quickly</text:p>
        </text:list-item>
        <text:list-item>
          <text:p text:style-name="P3">have an attention for detail</text:p>
        </text:list-item>
        <text:list-item>
          <text:p text:style-name="P3">enjoy solving problems (efficiently) </text:p>
        </text:list-item>
        <text:list-item>
          <text:p text:style-name="P3"/>
        </text:list-item>
      </text:list>
      <text:p text:style-name="P4">Mainly differentiated into:</text:p>
      <text:p text:style-name="P1"/>
      <text:p text:style-name="P4">Front-end</text:p>
      <text:list xml:id="list4336363544258445540" text:style-name="L1">
        <text:list-item>
          <text:p text:style-name="P5">controls the parts a user interacts with.</text:p>
        </text:list-item>
        <text:list-item>
          <text:p text:style-name="P5">The Parts you see (All though not the visual design of individual elements. That's what web designers are mainly responsible for)</text:p>
        </text:list-item>
        <text:list-item>
          <text:p text:style-name="P5">"A front-end dev is responsible for the interior design of a house that's been built by a back-end dev." The designer enhances the visuals. Like choosing the leather of the couch or the wallpaper, which the front-end developer arranges.</text:p>
        </text:list-item>
        <text:list-item>
          <text:p text:style-name="P5"/>
        </text:list-item>
      </text:list>
      <text:p text:style-name="P4">Back-end</text:p>
      <text:list xml:id="list763186757957786029" text:style-name="L2">
        <text:list-item>
          <text:p text:style-name="P6">the code running on the server</text:p>
        </text:list-item>
        <text:list-item>
          <text:p text:style-name="P6">control the exchanging of data between user and the website's server</text:p>
        </text:list-item>
      </text:list>
      <text:p text:style-name="P1"/>
      <text:p text:style-name="P4">Full-stack</text:p>
      <text:list xml:id="list7273742045611298687" text:style-name="L3">
        <text:list-item>
          <text:p text:style-name="P7">The combination of front- and back-end</text:p>
        </text:list-item>
      </text:list>
      <text:p text:style-name="P1"/>
      <text:p text:style-name="P1"/>
      <text:p text:style-name="P1"/>
      <text:p text:style-name="P1"/>
      <text:p text:style-name="P8">Full Stack Devlopment in the past:<draw:frame draw:style-name="fr1" draw:name="Grafik1" text:anchor-type="as-char" svg:y="-7.99cm" svg:width="16.51cm" svg:height="11.007cm" draw:z-index="0"><draw:image xlink:href="https://s3.amazonaws.com/external_clips/attachments/34757/original/old-full-stack.png?1417393506" xlink:type="simple" xlink:show="embed" xlink:actuate="onLoad"/></draw:frame> Full Stack development now:<draw:frame draw:style-name="fr2" draw:name="Grafik2" text:anchor-type="as-char" svg:y="-3.916cm" svg:width="16.51cm" svg:height="11.007cm" draw:z-index="1"><draw:image xlink:href="https://s3.amazonaws.com/external_clips/attachments/34760/original/full-stack.png?1417393522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16S</meta:editing-duration>
    <meta:editing-cycles>5</meta:editing-cycles>
    <meta:generator>OpenOffice/4.1.3$Win32 OpenOffice.org_project/413m1$Build-9783</meta:generator>
    <dc:date>2017-07-09T13:26:05.23</dc:date>
    <meta:document-statistic meta:table-count="0" meta:image-count="2" meta:object-count="0" meta:page-count="2" meta:paragraph-count="23" meta:word-count="162" meta:character-count="951"/>
    <meta:user-defined meta:name="Info 1"/>
    <meta:user-defined meta:name="Info 2"/>
    <meta:user-defined meta:name="Info 3"/>
    <meta:user-defined meta:name="Info 4"/>
  </office:meta>
</office:document-meta>
</file>